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**Integrated Session Review with Suicide Risk Assessment**</text:p>
      <text:p text:style-name="P1"/>
      <text:p text:style-name="P1">**Within Session Dynamics:**</text:p>
      <text:p text:style-name="P1"/>
      <text:p text:style-name="P1">1. **Establishing a Connection:**</text:p>
      <text:p text:style-name="P1"><text:s text:c="3"/>- Dr. Thompson's inquiry into Jay's emotional state opens the session with a caring tone, showing willingness to understand beyond surface behavior.</text:p>
      <text:p text:style-name="P1"><text:s text:c="3"/>- Empathy flows as Dr. Thompson acknowledges Jay’s emotional heaviness, validating it as a significant experience.</text:p>
      <text:p text:style-name="P1"/>
      <text:p text:style-name="P1">2. **Identifying Risk Factors:**</text:p>
      <text:p text:style-name="P1"><text:s text:c="3"/>- **Demographic Risk Factor:** As a queer, Black youth, Jay faces unique challenges, including systemic discrimination and identity-based rejection.</text:p>
      <text:p text:style-name="P1"><text:s text:c="3"/>- **Situational Risk Factors:** Experiences of isolation at school and home pressure Jay to suppress his identity, contributing to a higher emotional burden.</text:p>
      <text:p text:style-name="P1"><text:s text:c="3"/>- **Psychosocial Factors:** Jay’s feeling of not fitting in indicates profound loneliness and alienation, with implications of depression from sustained emotional exhaustion.</text:p>
      <text:p text:style-name="P1"/>
      <text:p text:style-name="P1">3. **Exploring Suicidal Ideation:**</text:p>
      <text:p text:style-name="P1"><text:s text:c="3"/>- Jay expresses passive suicidal ideation with statements about wanting to "disappear" and not feeling like he belongs.</text:p>
      <text:p text:style-name="P1"><text:s text:c="3"/>- Timing identified as night, correlating with increased vulnerability and intensity of ideation.</text:p>
      <text:p text:style-name="P1"/>
      <text:p text:style-name="P1">4. **Protective Measures and Therapeutic Alliance:**</text:p>
      <text:p text:style-name="P1"><text:s text:c="3"/>- Jay’s willingness to discuss his pain is a protective factor, illustrating a positive therapeutic alliance.</text:p>
      <text:p text:style-name="P1"><text:s text:c="3"/>- Dr. Thompson’s reassurances and focus on collaborative safety planning contribute to de-escalating Jay’s intense emotional state.</text:p>
      <text:p text:style-name="P1"/>
      <text:p text:style-name="P1">**Concise Addendum: Suicide Risk Summary**</text:p>
      <text:p text:style-name="P1"/>
      <text:p text:style-name="P1">**Risk Stratification:**</text:p>
      <text:p text:style-name="P1"/>
      <text:p text:style-name="P1">- **Current Assessment of Risk:** Jay presents with passive suicidal ideation without a specific plan or intent, qualifying for a **moderate risk** due to emotional isolation, identity-based stressors, and minority status.</text:p>
      <text:p text:style-name="P1"/>
      <text:p text:style-name="P1">- **Protective Factors:**</text:p>
      <text:p text:style-name="P1"><text:s text:c="3"/>- Connection and trust in therapeutic relationship.</text:p>
      <text:p text:style-name="P1"><text:s text:c="3"/>- Openness to creating a safety plan and exploring coping mechanisms.</text:p>
      <text:p text:style-name="P1"/>
      <text:p text:style-name="P1">**Suggested Interventions:**</text:p>
      <text:p text:style-name="P1"/>
      <text:p text:style-name="P1">1. **Immediate Safety Planning:** Develop a specific safety plan addressing nighttime ideation, including:</text:p>
      <text:p text:style-name="P1"><text:s text:c="3"/>- Internal coping strategies (e.g., mindful breathing, grounding exercises).</text:p>
      <text:p text:style-name="P1"><text:s text:c="3"/>- Designating supportive contacts available during crises.</text:p>
      <text:p text:style-name="P1"><text:s text:c="3"/>- Identifying safe spaces and activities that help alleviate emotional distress.</text:p>
      <text:p text:style-name="P1"/>
      <text:p text:style-name="P1">2. **Long-term Support:**</text:p>
      <text:p text:style-name="P1"><text:s text:c="3"/>- Continue building a strong therapeutic alliance.</text:p>
      <text:p text:style-name="P1"><text:s text:c="3"/>- Engage Jay in identity-affirming practices and possibly connect him with queer and minority community supports.</text:p>
      <text:p text:style-name="P1"><text:s text:c="3"/>- Encourage exploration of self-advocacy and expression to reduce overall "pretending" behavior, fostering authenticity in daily life.</text:p>
      <text:p text:style-name="P1"/>
      <text:p text:style-name="P1">3. **Resource Provision:** Provide information about crisis services (e.g., The Trevor Project), ensuring Jay has contacts readily available for immediate help.</text:p>
      <text:p text:style-name="P1"/>
      <text:p text:style-name="P1">Dr. Thompson’s approach exemplifies empathy and practical strategy, essential in providing Jay with a sense of security and hope. By embedding supportive frameworks, Jay is empowered to face and address his thoughts with professional guidance and compassionate companionship. This evaluation is a valuable tool to further tailor interventions, ensuring they align with Jay’s specific needs and strengths, paving the way for resilience and recove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5</meta:generator>
  </office:meta>
</office:document-meta>
</file>